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RA 2000</text:p>
          </table:table-cell>
          <table:table-cell table:style-name="ce2" office:value-type="date" office:date-value="2000-12-01" calcext:value-type="date">
            <text:p>12/01/00</text:p>
          </table:table-cell>
          <table:table-cell table:style-name="Default" table:number-columns-repeated="2"/>
          <table:table-cell table:style-name="Default" office:value-type="string" calcext:value-type="string">
            <text:p>V Mag</text:p>
          </table:table-cell>
          <table:table-cell table:style-name="Default"/>
          <table:table-cell table:style-name="Default" office:value-type="string" calcext:value-type="string">
            <text:p>Error V Mag</text:p>
          </table:table-cell>
          <table:table-cell table:style-name="Default" office:value-type="string" calcext:value-type="string">
            <text:p>w V Mag</text:p>
          </table:table-cell>
          <table:table-cell table:style-name="Default" table:number-columns-repeated="12"/>
        </table:table-row>
        <table:table-row table:style-name="ro1">
          <table:table-cell office:value-type="float" office:value="14.6515039" calcext:value-type="float">
            <text:p>14.6515039</text:p>
          </table:table-cell>
          <table:table-cell office:value-type="float" office:value="-29.3574492" calcext:value-type="float">
            <text:p>-29.3574492</text:p>
          </table:table-cell>
          <table:table-cell office:value-type="float" office:value="5737" calcext:value-type="float">
            <text:p>5737</text:p>
          </table:table-cell>
          <table:table-cell/>
          <table:table-cell office:value-type="float" office:value="4.305" calcext:value-type="float">
            <text:p>4.305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4.5" calcext:value-type="float">
            <text:p>4.5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6" calcext:value-type="float">
            <text:p>6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14.6515" calcext:value-type="float">
            <text:p>14.6515</text:p>
          </table:table-cell>
          <table:table-cell office:value-type="float" office:value="-29.35745" calcext:value-type="float">
            <text:p>-29.35745</text:p>
          </table:table-cell>
        </table:table-row>
        <table:table-row table:style-name="ro1">
          <table:table-cell office:value-type="float" office:value="48.0188656" calcext:value-type="float">
            <text:p>48.0188656</text:p>
          </table:table-cell>
          <table:table-cell office:value-type="float" office:value="-28.9876181" calcext:value-type="float">
            <text:p>-28.9876181</text:p>
          </table:table-cell>
          <table:table-cell office:value-type="float" office:value="20010" calcext:value-type="float">
            <text:p>20010</text:p>
          </table:table-cell>
          <table:table-cell/>
          <table:table-cell office:value-type="float" office:value="3.86" calcext:value-type="float">
            <text:p>3.86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4" calcext:value-type="float">
            <text:p>4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*</text:p>
          </table:table-cell>
          <table:table-cell/>
          <table:table-cell office:value-type="string" calcext:value-type="string">
            <text:p>Simbad</text:p>
          </table:table-cell>
          <table:table-cell office:value-type="float" office:value="48.01887" calcext:value-type="float">
            <text:p>48.01887</text:p>
          </table:table-cell>
          <table:table-cell office:value-type="float" office:value="-28.98762" calcext:value-type="float">
            <text:p>-28.98762</text:p>
          </table:table-cell>
        </table:table-row>
        <table:table-row table:style-name="ro1">
          <table:table-cell office:value-type="float" office:value="95.0783019" calcext:value-type="float">
            <text:p>95.0783019</text:p>
          </table:table-cell>
          <table:table-cell office:value-type="float" office:value="-30.0633672" calcext:value-type="float">
            <text:p>-30.0633672</text:p>
          </table:table-cell>
          <table:table-cell office:value-type="float" office:value="44402" calcext:value-type="float">
            <text:p>44402</text:p>
          </table:table-cell>
          <table:table-cell/>
          <table:table-cell office:value-type="float" office:value="3.025" calcext:value-type="float">
            <text:p>3.025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4" calcext:value-type="float">
            <text:p>4</text:p>
          </table:table-cell>
          <table:table-cell office:value-type="float" office:value="-0.195" calcext:value-type="float">
            <text:p>-0.195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3" calcext:value-type="float">
            <text:p>3</text:p>
          </table:table-cell>
          <table:table-cell office:value-type="float" office:value="-0.72" calcext:value-type="float">
            <text:p>-0.72</text:p>
          </table:table-cell>
          <table:table-cell table:style-name="ce1" office:value-type="string" calcext:value-type="string">
            <text:p>: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*</text:p>
          </table:table-cell>
          <table:table-cell/>
          <table:table-cell office:value-type="string" calcext:value-type="string">
            <text:p>Simbad</text:p>
          </table:table-cell>
          <table:table-cell office:value-type="float" office:value="95.0783" calcext:value-type="float">
            <text:p>95.0783</text:p>
          </table:table-cell>
          <table:table-cell office:value-type="float" office:value="-30.06337" calcext:value-type="float">
            <text:p>-30.06337</text:p>
          </table:table-cell>
        </table:table-row>
        <table:table-row table:style-name="ro1">
          <table:table-cell office:value-type="float" office:value="104.6564519" calcext:value-type="float">
            <text:p>104.6564519</text:p>
          </table:table-cell>
          <table:table-cell office:value-type="float" office:value="-28.9720836" calcext:value-type="float">
            <text:p>-28.9720836</text:p>
          </table:table-cell>
          <table:table-cell office:value-type="float" office:value="52089" calcext:value-type="float">
            <text:p>52089</text:p>
          </table:table-cell>
          <table:table-cell/>
          <table:table-cell office:value-type="float" office:value="1.505" calcext:value-type="float">
            <text:p>1.505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5" calcext:value-type="float">
            <text:p>5</text:p>
          </table:table-cell>
          <table:table-cell office:value-type="float" office:value="-0.205" calcext:value-type="float">
            <text:p>-0.205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2.7" calcext:value-type="float">
            <text:p>2.7</text:p>
          </table:table-cell>
          <table:table-cell office:value-type="float" office:value="-0.93" calcext:value-type="float">
            <text:p>-0.93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104.65645" calcext:value-type="float">
            <text:p>104.65645</text:p>
          </table:table-cell>
          <table:table-cell office:value-type="float" office:value="-28.97208" calcext:value-type="float">
            <text:p>-28.97208</text:p>
          </table:table-cell>
        </table:table-row>
        <table:table-row table:style-name="ro1">
          <table:table-cell office:value-type="float" office:value="140.8010444" calcext:value-type="float">
            <text:p>140.8010444</text:p>
          </table:table-cell>
          <table:table-cell office:value-type="float" office:value="-28.8338731" calcext:value-type="float">
            <text:p>-28.8338731</text:p>
          </table:table-cell>
          <table:table-cell office:value-type="float" office:value="81169" calcext:value-type="float">
            <text:p>81169</text:p>
          </table:table-cell>
          <table:table-cell/>
          <table:table-cell office:value-type="float" office:value="4.715" calcext:value-type="float">
            <text:p>4.715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.915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140.80104" calcext:value-type="float">
            <text:p>140.80104</text:p>
          </table:table-cell>
          <table:table-cell office:value-type="float" office:value="-28.83387" calcext:value-type="float">
            <text:p>-28.83387</text:p>
          </table:table-cell>
        </table:table-row>
        <table:table-row table:style-name="ro1">
          <table:table-cell office:value-type="float" office:value="173.2504814" calcext:value-type="float">
            <text:p>173.2504814</text:p>
          </table:table-cell>
          <table:table-cell office:value-type="float" office:value="-31.8576253" calcext:value-type="float">
            <text:p>-31.8576253</text:p>
          </table:table-cell>
          <table:table-cell office:value-type="float" office:value="100407" calcext:value-type="float">
            <text:p>100407</text:p>
          </table:table-cell>
          <table:table-cell/>
          <table:table-cell office:value-type="float" office:value="3.545" calcext:value-type="float">
            <text:p>3.54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0.955" calcext:value-type="float">
            <text:p>0.955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173.25048" calcext:value-type="float">
            <text:p>173.25048</text:p>
          </table:table-cell>
          <table:table-cell office:value-type="float" office:value="-31.85763" calcext:value-type="float">
            <text:p>-31.85763</text:p>
          </table:table-cell>
        </table:table-row>
        <table:table-row table:style-name="ro1">
          <table:table-cell office:value-type="float" office:value="208.3022458" calcext:value-type="float">
            <text:p>208.3022458</text:p>
          </table:table-cell>
          <table:table-cell office:value-type="float" office:value="-31.9276122" calcext:value-type="float">
            <text:p>-31.9276122</text:p>
          </table:table-cell>
          <table:table-cell office:value-type="float" office:value="120955" calcext:value-type="float">
            <text:p>120955</text:p>
          </table:table-cell>
          <table:table-cell/>
          <table:table-cell office:value-type="float" office:value="4.715" calcext:value-type="float">
            <text:p>4.715</text:p>
          </table:table-cell>
          <table:table-cell/>
          <table:table-cell office:value-type="string" calcext:value-type="string">
            <text:p>NaN</text:p>
          </table:table-cell>
          <table:table-cell office:value-type="float" office:value="1.5" calcext:value-type="float">
            <text:p>1.5</text:p>
          </table:table-cell>
          <table:table-cell office:value-type="float" office:value="-0.145" calcext:value-type="float">
            <text:p>-0.14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1.7" calcext:value-type="float">
            <text:p>1.7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208.30225" calcext:value-type="float">
            <text:p>208.30225</text:p>
          </table:table-cell>
          <table:table-cell office:value-type="float" office:value="-31.92761" calcext:value-type="float">
            <text:p>-31.92761</text:p>
          </table:table-cell>
        </table:table-row>
        <table:table-row table:style-name="ro1">
          <table:table-cell office:value-type="float" office:value="239.2211519" calcext:value-type="float">
            <text:p>239.2211519</text:p>
          </table:table-cell>
          <table:table-cell office:value-type="float" office:value="-29.2140733" calcext:value-type="float">
            <text:p>-29.2140733</text:p>
          </table:table-cell>
          <table:table-cell office:value-type="float" office:value="142669" calcext:value-type="float">
            <text:p>142669</text:p>
          </table:table-cell>
          <table:table-cell/>
          <table:table-cell office:value-type="float" office:value="3.88" calcext:value-type="float">
            <text:p>3.88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5.5" calcext:value-type="float">
            <text:p>5.5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4.7" calcext:value-type="float">
            <text:p>4.7</text:p>
          </table:table-cell>
          <table:table-cell office:value-type="float" office:value="-0.81" calcext:value-type="float">
            <text:p>-0.81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239.22115" calcext:value-type="float">
            <text:p>239.22115</text:p>
          </table:table-cell>
          <table:table-cell office:value-type="float" office:value="-29.21407" calcext:value-type="float">
            <text:p>-29.21407</text:p>
          </table:table-cell>
        </table:table-row>
        <table:table-row table:style-name="ro1">
          <table:table-cell office:value-type="float" office:value="248.9706406" calcext:value-type="float">
            <text:p>248.9706406</text:p>
          </table:table-cell>
          <table:table-cell office:value-type="float" office:value="-28.2160161" calcext:value-type="float">
            <text:p>-28.2160161</text:p>
          </table:table-cell>
          <table:table-cell office:value-type="float" office:value="149438" calcext:value-type="float">
            <text:p>149438</text:p>
          </table:table-cell>
          <table:table-cell/>
          <table:table-cell office:value-type="float" office:value="2.835" calcext:value-type="float">
            <text:p>2.835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6.5" calcext:value-type="float">
            <text:p>6.5</text:p>
          </table:table-cell>
          <table:table-cell office:value-type="float" office:value="-0.245" calcext:value-type="float">
            <text:p>-0.245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5.2" calcext:value-type="float">
            <text:p>5.2</text:p>
          </table:table-cell>
          <table:table-cell office:value-type="float" office:value="-1.03" calcext:value-type="float">
            <text:p>-1.03</text:p>
          </table:table-cell>
          <table:table-cell/>
          <table:table-cell office:value-type="float" office:value="3.5" calcext:value-type="float">
            <text:p>3.5</text:p>
          </table:table-cell>
          <table:table-cell table:style-name="ce1" office:value-type="string" calcext:value-type="string">
            <text:p>*</text:p>
          </table:table-cell>
          <table:table-cell/>
          <table:table-cell office:value-type="string" calcext:value-type="string">
            <text:p>Simbad</text:p>
          </table:table-cell>
          <table:table-cell office:value-type="float" office:value="248.97064" calcext:value-type="float">
            <text:p>248.97064</text:p>
          </table:table-cell>
          <table:table-cell office:value-type="float" office:value="-28.21602" calcext:value-type="float">
            <text:p>-28.21602</text:p>
          </table:table-cell>
        </table:table-row>
        <table:table-row table:style-name="ro1">
          <table:table-cell office:value-type="float" office:value="285.6529744" calcext:value-type="float">
            <text:p>285.6529744</text:p>
          </table:table-cell>
          <table:table-cell office:value-type="float" office:value="-29.8801053" calcext:value-type="float">
            <text:p>-29.8801053</text:p>
          </table:table-cell>
          <table:table-cell office:value-type="float" office:value="176687" calcext:value-type="float">
            <text:p>176687</text:p>
          </table:table-cell>
          <table:table-cell/>
          <table:table-cell office:value-type="float" office:value="2.605" calcext:value-type="float">
            <text:p>2.605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2.2" calcext:value-type="float">
            <text:p>2.2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285.65297" calcext:value-type="float">
            <text:p>285.65297</text:p>
          </table:table-cell>
          <table:table-cell office:value-type="float" office:value="-29.88011" calcext:value-type="float">
            <text:p>-29.88011</text:p>
          </table:table-cell>
        </table:table-row>
        <table:table-row table:style-name="ro1">
          <table:table-cell office:value-type="float" office:value="344.4126939" calcext:value-type="float">
            <text:p>344.4126939</text:p>
          </table:table-cell>
          <table:table-cell office:value-type="float" office:value="-29.6222361" calcext:value-type="float">
            <text:p>-29.6222361</text:p>
          </table:table-cell>
          <table:table-cell office:value-type="float" office:value="216956" calcext:value-type="float">
            <text:p>216956</text:p>
          </table:table-cell>
          <table:table-cell/>
          <table:table-cell office:value-type="float" office:value="1.155" calcext:value-type="float">
            <text:p>1.155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3.7" calcext:value-type="float">
            <text:p>3.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3.7" calcext:value-type="float">
            <text:p>3.7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: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344.41269" calcext:value-type="float">
            <text:p>344.41269</text:p>
          </table:table-cell>
          <table:table-cell office:value-type="float" office:value="-29.62224" calcext:value-type="float">
            <text:p>-29.62224</text:p>
          </table:table-cell>
        </table:table-row>
        <table:table-row table:style-name="ro1">
          <table:table-cell office:value-type="float" office:value="357.2314419" calcext:value-type="float">
            <text:p>357.2314419</text:p>
          </table:table-cell>
          <table:table-cell office:value-type="float" office:value="-28.1302678" calcext:value-type="float">
            <text:p>-28.1302678</text:p>
          </table:table-cell>
          <table:table-cell office:value-type="float" office:value="223352" calcext:value-type="float">
            <text:p>223352</text:p>
          </table:table-cell>
          <table:table-cell/>
          <table:table-cell office:value-type="float" office:value="4.57" calcext:value-type="float">
            <text:p>4.57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2.5" calcext:value-type="float">
            <text:p>2.5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2.7" calcext:value-type="float">
            <text:p>2.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Simbad</text:p>
          </table:table-cell>
          <table:table-cell office:value-type="float" office:value="357.23144" calcext:value-type="float">
            <text:p>357.23144</text:p>
          </table:table-cell>
          <table:table-cell office:value-type="float" office:value="-28.13027" calcext:value-type="float">
            <text:p>-28.13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8:49:51.888215020</meta:creation-date>
    <dc:date>2019-08-27T18:59:05.636596452</dc:date>
    <meta:editing-duration>PT9M16S</meta:editing-duration>
    <meta:editing-cycles>1</meta:editing-cycles>
    <meta:document-statistic meta:table-count="1" meta:cell-count="179" meta:object-count="0"/>
    <meta:generator>LibreOffice/6.1.5.2$Linux_X86_64 LibreOffice_project/10$Build-2</meta:generator>
  </office:meta>
</office:document-meta>
</file>